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style:text-autospace="none"/>
      <style:text-properties style:font-name="Times New Roman"/>
    </style:style>
    <style:style style:name="P2" style:family="paragraph" style:parent-style-name="Standard">
      <style:paragraph-properties fo:margin-top="0cm" fo:margin-bottom="0cm" fo:line-height="100%" style:text-autospace="non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Comic Sans MS" fo:font-size="26pt" style:font-size-asian="26pt" style:font-size-complex="26pt"/>
    </style:style>
    <style:style style:name="P4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Comic Sans MS" fo:font-size="20pt" style:font-size-asian="20pt" style:font-size-complex="20pt"/>
    </style:style>
    <style:style style:name="P5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Comic Sans MS" fo:font-size="14pt" style:font-size-asian="14pt" style:font-size-complex="14pt"/>
    </style:style>
    <style:style style:name="P6" style:family="paragraph" style:parent-style-name="Standard">
      <style:paragraph-properties fo:margin-top="0cm" fo:margin-bottom="0cm" fo:line-height="100%" fo:break-before="page" style:text-autospace="none"/>
      <style:text-properties style:font-name="Times New Roma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name-complex="Cambria" style:font-size-complex="14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3">TRABALHO DE S.O.</text:p>
      <text:p text:style-name="P4">ALGORITMOS DE SUBSTITUIÇÃO DE PÁGIN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Nome: Rafael Cruz</text:p>
      <text:p text:style-name="P5">Matricula: 0301416</text:p>
      <text:p text:style-name="P6">Podemos afirmar que um dos aspectos principais no que diz respeito a eficiência de sistemas operacionais é a gerencia de memória. O foco principal deste trabalho é analisar as diversas políticas para as trocas de página na memória, ou seja, os algoritmos de substituição de página. <text:s/>Iremos analisar aqui os algoritmos optimo, mfu, lfu,lru e fifo.</text:p>
      <text:p text:style-name="P1"><text:span text:style-name="T1">Utilizaremos um Frame Buffer de tamanho variado para a análise dos dados. Os quadros receberam os seguintes valores </text:span><text:span text:style-name="T2">1, 10, 50, 100, 500, 750, 900, 1000. <text:s/>Utilizaremos também uma string de referência que contém o número das páginas (estas, variando no intervalo de 0 a 999). Esta string terá o tamanho 1000. </text:span></text:p>
      <text:p text:style-name="P2"/>
      <text:p text:style-name="P2">Algoritmo FIFO:</text:p>
      <text:p text:style-name="P2">Intuição: No FIFO é aquele em que a primeira página que chega é a primeira a ser substituída.</text:p>
      <text:p text:style-name="P2">Veja o gráfico abaixo de nossa análise.</text:p>
      <text:p text:style-name="P2"/>
      <text:p text:style-name="P2"/>
      <text:p text:style-name="P2"><draw:frame draw:style-name="fr1" draw:name="Objeto2" text:anchor-type="paragraph" svg:width="15.905cm" svg:height="10.24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lgoritmo OPTIMO:</text:p>
      <text:p text:style-name="P2">Intuição: Substitua a página que não será utilizada pelo período de tempo mais longo.</text:p>
      <text:p text:style-name="P2">Veja o gráfico abaixo de nossa análise.</text:p>
      <text:p text:style-name="P2"/>
      <text:p text:style-name="P2"><draw:frame draw:style-name="fr1" draw:name="Objeto1" text:anchor-type="paragraph" svg:width="15.882cm" svg:height="10.2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Algoritmo MFU:</text:p>
      <text:p text:style-name="P2">Intuição: Substitui as páginas mais frequentemente utilizadas.</text:p>
      <text:p text:style-name="P2">Veja o gráfico abaixo de nossa análise.</text:p>
      <text:p text:style-name="P2"/>
      <text:p text:style-name="P2"><draw:frame draw:style-name="fr1" draw:name="Objeto3" text:anchor-type="paragraph" svg:width="15.949cm" svg:height="10.2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oft-page-break/>Algoritmo LFU:</text:p>
      <text:p text:style-name="P2">Intuição: Substitui as páginas menos frequentemente utilizadas.</text:p>
      <text:p text:style-name="P2">Veja o gráfico abaixo de nossa análise.</text:p>
      <text:p text:style-name="P2"/>
      <text:p text:style-name="P2"><draw:frame draw:style-name="fr1" draw:name="Objeto4" text:anchor-type="paragraph" svg:width="15.882cm" svg:height="10.21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Alogoritmo LRU:</text:p>
      <text:p text:style-name="P2">Intuição: Substituímos a página que foi menos recentemente utilizada. </text:p>
      <text:p text:style-name="P2">Veja o gráfico abaixo de nossa análise.</text:p>
      <text:p text:style-name="P2"/>
      <text:p text:style-name="P2"><draw:frame draw:style-name="fr1" draw:name="Objeto5" text:anchor-type="paragraph" svg:width="15.861cm" svg:height="10.296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ago Rocha</meta:initial-creator>
    <meta:creation-date>2010-12-08T21:46:50</meta:creation-date>
    <dc:date>2010-12-10T00:33:47</dc:date>
    <dc:creator>Rafael Oliveira</dc:creator>
    <meta:editing-duration>PT00H36M46S</meta:editing-duration>
    <meta:editing-cycles>8</meta:editing-cycles>
    <meta:generator>OpenOffice.org/3.2$Unix OpenOffice.org_project/320m12$Build-9483</meta:generator>
    <meta:document-statistic meta:table-count="0" meta:image-count="0" meta:object-count="5" meta:page-count="4" meta:paragraph-count="22" meta:word-count="221" meta:character-count="13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600" chart:maximum="1100" chart:interval-major="10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81cm" svg:height="10.244cm" xlink:href="." chart:class="chart:line" chart:style-name="ch1">
        <chart:title svg:x="5.519cm" svg:y="0.205cm" chart:style-name="ch2">
          <text:p>ALGORITMO OPTIMAL:</text:p>
        </chart:title>
        <chart:legend chart:legend-position="end" svg:x="13.644cm" svg:y="4.84cm" chart:style-name="ch3"/>
        <chart:plot-area chart:style-name="ch4" chart:data-source-has-labels="both" svg:x="0.433cm" svg:y="0.912cm" svg:width="12.895cm" svg:height="8.921cm">
          <chart:axis chart:dimension="x" chart:name="primary-x" chart:style-name="ch5">
            <chart:title svg:x="5.102cm" svg:y="9.465cm" chart:style-name="ch6">
              <text:p>TAMANHO FRAME BUFFER</text:p>
            </chart:title>
            <chart:categories table:cell-range-address="local-table.$B$1:.$I$1"/>
            <chart:grid chart:style-name="ch7" chart:class="major"/>
          </chart:axis>
          <chart:axis chart:dimension="y" chart:name="primary-y" chart:style-name="ch8">
            <chart:title svg:x="0.318cm" svg:y="6.925cm" chart:style-name="ch9">
              <text:p>NÚMERO PAGE FAULTS</text:p>
            </chart:title>
            <chart:grid chart:style-name="ch7" chart:class="major"/>
          </chart:axis>
          <chart:series chart:style-name="ch10" chart:values-cell-range-address="local-table.$B$2:.$I$2" chart:label-cell-address="local-table.$A$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</table:table-cell>
              <table:table-cell office:value-type="float" office:value="1000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600" chart:maximum="1100" chart:interval-major="10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04cm" svg:height="10.242cm" xlink:href="." chart:class="chart:line" chart:style-name="ch1">
        <chart:title svg:x="4.658cm" svg:y="0.205cm" chart:style-name="ch2">
          <text:p>COMPARATIVO OPTIMAL FIFO:</text:p>
        </chart:title>
        <chart:legend chart:legend-position="end" svg:x="13.666cm" svg:y="4.652cm" chart:style-name="ch3"/>
        <chart:plot-area chart:style-name="ch4" chart:data-source-has-labels="both" svg:x="0.435cm" svg:y="0.912cm" svg:width="12.914cm" svg:height="8.919cm">
          <chart:axis chart:dimension="x" chart:name="primary-x" chart:style-name="ch5">
            <chart:title svg:x="5.114cm" svg:y="9.463cm" chart:style-name="ch6">
              <text:p>TAMANHO FRAME BUFFER</text:p>
            </chart:title>
            <chart:categories table:cell-range-address="local-table.$B$1:.$I$1"/>
            <chart:grid chart:style-name="ch7" chart:class="major"/>
          </chart:axis>
          <chart:axis chart:dimension="y" chart:name="primary-y" chart:style-name="ch8">
            <chart:title svg:x="0.319cm" svg:y="6.924cm" chart:style-name="ch9">
              <text:p>NÚMERO PAGE FAULTS</text:p>
            </chart:title>
            <chart:grid chart:style-name="ch7" chart:class="major"/>
          </chart:axis>
          <chart:series chart:style-name="ch10" chart:values-cell-range-address="local-table.$B$2:.$I$2" chart:label-cell-address="local-table.$A$2" chart:class="chart:line">
            <chart:data-point chart:repeated="8"/>
          </chart:series>
          <chart:series chart:style-name="ch11" chart:values-cell-range-address="local-table.$B$3:.$I$3" chart:label-cell-address="local-table.$A$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</table:table-cell>
              <table:table-cell office:value-type="float" office:value="1000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995">
                <text:p>995</text:p>
              </table:table-cell>
              <table:table-cell office:value-type="float" office:value="992">
                <text:p>992</text:p>
              </table:table-cell>
              <table:table-cell office:value-type="float" office:value="973">
                <text:p>973</text:p>
              </table:table-cell>
              <table:table-cell office:value-type="float" office:value="966">
                <text:p>966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600" chart:maximum="1100" chart:interval-major="10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48cm" svg:height="10.277cm" xlink:href="." chart:class="chart:line" chart:style-name="ch1">
        <chart:title svg:x="4.442cm" svg:y="0.206cm" chart:style-name="ch2">
          <text:p>COMPARATIVO DE ALGORITMOS</text:p>
        </chart:title>
        <chart:legend chart:legend-position="end" svg:x="13.71cm" svg:y="4.669cm" chart:style-name="ch3"/>
        <chart:plot-area chart:style-name="ch4" chart:data-source-has-labels="both" svg:x="0.435cm" svg:y="0.914cm" svg:width="12.958cm" svg:height="8.949cm">
          <chart:axis chart:dimension="x" chart:name="primary-x" chart:style-name="ch5">
            <chart:title svg:x="5.136cm" svg:y="9.496cm" chart:style-name="ch6">
              <text:p>TAMANHO FRAME BUFFER</text:p>
            </chart:title>
            <chart:categories table:cell-range-address="local-table.$B$1:.$I$1"/>
            <chart:grid chart:style-name="ch7" chart:class="major"/>
          </chart:axis>
          <chart:axis chart:dimension="y" chart:name="primary-y" chart:style-name="ch8">
            <chart:title svg:x="0.319cm" svg:y="6.941cm" chart:style-name="ch9">
              <text:p>NÚMERO PAGE FAULTS</text:p>
            </chart:title>
            <chart:grid chart:style-name="ch7" chart:class="major"/>
          </chart:axis>
          <chart:series chart:style-name="ch10" chart:values-cell-range-address="local-table.$B$2:.$I$2" chart:label-cell-address="local-table.$A$2" chart:class="chart:line">
            <chart:data-point chart:repeated="8"/>
          </chart:series>
          <chart:series chart:style-name="ch11" chart:values-cell-range-address="local-table.$B$3:.$I$3" chart:label-cell-address="local-table.$A$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</table:table-cell>
              <table:table-cell office:value-type="float" office:value="1000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MFU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96">
                <text:p>996</text:p>
              </table:table-cell>
              <table:table-cell office:value-type="float" office:value="990">
                <text:p>990</text:p>
              </table:table-cell>
              <table:table-cell office:value-type="float" office:value="968">
                <text:p>968</text:p>
              </table:table-cell>
              <table:table-cell office:value-type="float" office:value="962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600" chart:maximum="1100" chart:interval-major="10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8cm" svg:stroke-color="#4b1f6f" draw:fill-color="#4b1f6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81cm" svg:height="10.212cm" xlink:href="." chart:class="chart:line" chart:style-name="ch1">
        <chart:title svg:x="4.408cm" svg:y="0.205cm" chart:style-name="ch2">
          <text:p>COMPARATIVO DE ALGORITMOS</text:p>
        </chart:title>
        <chart:legend chart:legend-position="end" svg:x="13.644cm" svg:y="4.637cm" chart:style-name="ch3"/>
        <chart:plot-area chart:style-name="ch4" chart:data-source-has-labels="both" svg:x="0.433cm" svg:y="0.912cm" svg:width="12.895cm" svg:height="8.889cm">
          <chart:axis chart:dimension="x" chart:name="primary-x" chart:style-name="ch5">
            <chart:title svg:x="5.102cm" svg:y="9.433cm" chart:style-name="ch6">
              <text:p>TAMANHO FRAME BUFFER</text:p>
            </chart:title>
            <chart:categories table:cell-range-address="local-table.$B$1:.$I$1"/>
            <chart:grid chart:style-name="ch7" chart:class="major"/>
          </chart:axis>
          <chart:axis chart:dimension="y" chart:name="primary-y" chart:style-name="ch8">
            <chart:title svg:x="0.318cm" svg:y="6.909cm" chart:style-name="ch9">
              <text:p>NÚMERO PAGE FAULTS</text:p>
            </chart:title>
            <chart:grid chart:style-name="ch7" chart:class="major"/>
          </chart:axis>
          <chart:series chart:style-name="ch10" chart:values-cell-range-address="local-table.$B$2:.$I$2" chart:label-cell-address="local-table.$A$2" chart:class="chart:line">
            <chart:data-point chart:repeated="8"/>
          </chart:series>
          <chart:series chart:style-name="ch11" chart:values-cell-range-address="local-table.$B$3:.$I$3" chart:label-cell-address="local-table.$A$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</table:table-cell>
              <table:table-cell office:value-type="float" office:value="1000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LFU 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96">
                <text:p>996</text:p>
              </table:table-cell>
              <table:table-cell office:value-type="float" office:value="990">
                <text:p>990</text:p>
              </table:table-cell>
              <table:table-cell office:value-type="float" office:value="967">
                <text:p>967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600" chart:maximum="1100" chart:interval-major="10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6cm" svg:height="10.295cm" xlink:href="." chart:class="chart:line" chart:style-name="ch1">
        <chart:title svg:x="4.398cm" svg:y="0.206cm" chart:style-name="ch2">
          <text:p>COMPARATIVO DE ALGORITMOS</text:p>
        </chart:title>
        <chart:legend chart:legend-position="end" svg:x="13.623cm" svg:y="4.678cm" chart:style-name="ch3"/>
        <chart:plot-area chart:style-name="ch4" chart:data-source-has-labels="both" svg:x="0.433cm" svg:y="0.914cm" svg:width="12.874cm" svg:height="8.967cm">
          <chart:axis chart:dimension="x" chart:name="primary-x" chart:style-name="ch5">
            <chart:title svg:x="5.092cm" svg:y="9.514cm" chart:style-name="ch6">
              <text:p>TAMANHO FRAME BUFFER</text:p>
            </chart:title>
            <chart:categories table:cell-range-address="local-table.$B$1:.$I$1"/>
            <chart:grid chart:style-name="ch7" chart:class="major"/>
          </chart:axis>
          <chart:axis chart:dimension="y" chart:name="primary-y" chart:style-name="ch8">
            <chart:title svg:x="0.318cm" svg:y="6.95cm" chart:style-name="ch9">
              <text:p>NÚMERO PAGE FAULTS</text:p>
            </chart:title>
            <chart:grid chart:style-name="ch7" chart:class="major"/>
          </chart:axis>
          <chart:series chart:style-name="ch10" chart:values-cell-range-address="local-table.$B$2:.$I$2" chart:label-cell-address="local-table.$A$2" chart:class="chart:line">
            <chart:data-point chart:repeated="8"/>
          </chart:series>
          <chart:series chart:style-name="ch11" chart:values-cell-range-address="local-table.$B$3:.$I$3" chart:label-cell-address="local-table.$A$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10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75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</table:table-cell>
              <table:table-cell office:value-type="float" office:value="1000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LRU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995">
                <text:p>995</text:p>
              </table:table-cell>
              <table:table-cell office:value-type="float" office:value="992">
                <text:p>992</text:p>
              </table:table-cell>
              <table:table-cell office:value-type="float" office:value="972">
                <text:p>972</text:p>
              </table:table-cell>
              <table:table-cell office:value-type="float" office:value="966">
                <text:p>966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